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40_DGS_boletim_20200411.pdf</text:p>
          </table:table-cell>
          <table:table-cell office:value-type="string" calcext:value-type="string">
            <text:p>bbab399a19fb5ce9e93039c82c66a36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41_DGS_boletim_20200412.pdf</text:p>
          </table:table-cell>
          <table:table-cell office:value-type="string" calcext:value-type="string">
            <text:p>944db0b61ff48ccbe0fdfea244084d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42_DGS_boletim_20200413-DGS-259.pdf</text:p>
          </table:table-cell>
          <table:table-cell office:value-type="string" calcext:value-type="string">
            <text:p>6517082450738deb3d3e561d2c60b067</text:p>
          </table:table-cell>
        </table:table-row>
        <table:table-row table:style-name="ro1" table:number-rows-repeated="104852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5:38:10.097402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13T15:38:43.226235270</dc:date>
    <meta:editing-duration>PT15M42S</meta:editing-duration>
    <meta:editing-cycles>11</meta:editing-cycles>
    <meta:document-statistic meta:table-count="1" meta:cell-count="240" meta:object-count="0"/>
  </office:meta>
</office:document-meta>
</file>